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style:text-underline-style="solid" style:text-underline-width="auto" style:text-underline-color="font-color"/>
    </style:style>
    <style:style style:name="P3" style:family="paragraph" style:parent-style-name="Standard">
      <style:paragraph-properties fo:text-align="start" style:justify-single-word="false"/>
      <style:text-properties officeooo:paragraph-rsid="000a83a8"/>
    </style:style>
    <style:style style:name="P4" style:family="paragraph" style:parent-style-name="Standard">
      <style:paragraph-properties fo:text-align="start" style:justify-single-word="false"/>
      <style:text-properties style:text-underline-style="none"/>
    </style:style>
    <style:style style:name="P5" style:family="paragraph" style:parent-style-name="Standard">
      <style:paragraph-properties fo:text-align="start" style:justify-single-word="false"/>
      <style:text-properties style:text-underline-style="none" officeooo:rsid="001fc8bb" officeooo:paragraph-rsid="000a83a8"/>
    </style:style>
    <style:style style:name="P6" style:family="paragraph" style:parent-style-name="Standard">
      <style:text-properties officeooo:rsid="001fc8bb" officeooo:paragraph-rsid="000a83a8"/>
    </style:style>
    <style:style style:name="T1" style:family="text">
      <style:text-properties officeooo:rsid="0019e559"/>
    </style:style>
    <style:style style:name="T2" style:family="text">
      <style:text-properties officeooo:rsid="000a83a8"/>
    </style:style>
    <style:style style:name="T3" style:family="text">
      <style:text-properties officeooo:rsid="000ba94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text:tab/><text:tab/><text:tab/><text:tab/><text:tab/><text:tab/><text:tab/><text:tab/><text:span text:style-name="T1">121-1984 Mathematics Road</text:span></text:p>
      <text:p text:style-name="P3"><text:tab/><text:tab/><text:tab/><text:tab/><text:tab/><text:tab/><text:tab/><text:tab/><text:tab/><text:span text:style-name="T1">Vancouver, BC V6T 1Z2,</text:span></text:p>
      <text:p text:style-name="P3"><text:tab/><text:tab/><text:tab/><text:tab/><text:tab/><text:tab/><text:tab/><text:tab/><text:tab/><text:span text:style-name="T1">British Columbia, Canada</text:span></text:p>
      <text:p text:style-name="P3"><text:tab/><text:tab/><text:tab/><text:tab/><text:tab/><text:tab/><text:tab/><text:tab/><text:tab/><text:span text:style-name="T2">24 January 2016</text:span></text:p>
      <text:p text:style-name="P1"/>
      <text:p text:style-name="P1"/>
      <text:p text:style-name="P1">Dear Sir/Ma</text:p>
      <text:p text:style-name="P1"/>
      <text:p text:style-name="P2">Application for <text:span text:style-name="T2">International </text:span>Graduate Programme </text:p>
      <text:p text:style-name="P2"/>
      <text:p text:style-name="P6">I hold a Master of Science degree (Coursework and Research) in Applied Mathematics at the University of British Columbia (UBC) in Canada and Master of Science degree in Mathematical Sciences at African Institute for Mathematical Sciences in South Africa. This cover letter is to support my application as one of the applicants in your company. I got the advertisement of this job and will like to apply <text:span text:style-name="T2">as an international graduate</text:span>.</text:p>
      <text:p text:style-name="P6"/>
      <text:p text:style-name="P6">Your advertisement confirmed for me that your company is a place I would like to be and enjoy one of the best experience. <text:s/>As you will see from my CV, I have gained some experience through Graduate teaching and Research assistantship, Industrial training and a variety of part-time jobs, but would welcome the opportunity to explore the many interesting options in Mathematics, Science related fields and to develop within your reputable and environmentally-friendly <text:span text:style-name="T3">company</text:span>.</text:p>
      <text:p text:style-name="P6"/>
      <text:p text:style-name="P6">During my undergraduate research, I worked on a research project at Ladoke Akintola University of Technology and developed a mathematical model on HIV/AIDS. I was praised by my department on my meticulous approach and attention to details. Also, during my graduate research (Coursework), I worked on a research project at African Institute for Mathematical Sciences and developed a model for Analysis of Drug abuse and HIV infection. I also did a comprehensive analysis of the Co-infection of HIV and Tuberculosis during my graduate research (Coursework and Research) at UBC. </text:p>
      <text:p text:style-name="P6"/>
      <text:p text:style-name="P6">I am good at working independently and as part of a team. I have also grown accustomed to team work through my involvement in music. I am convinced that my various student jobs in bank and at UBC demonstrate that I am able to deal calmly with stressful situations and difficult people.</text:p>
      <text:p text:style-name="P6"/>
      <text:p text:style-name="P5">Please contact me should you require any further information or documentation. I will welcome the opportunity to discuss this in an interview. </text:p>
      <text:p text:style-name="P4"/>
      <text:p text:style-name="P4">Yours Faithfully</text:p>
      <text:p text:style-name="P4"/>
      <text:p text:style-name="P4">Jummy Funke David </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ZA"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ZA"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Droid Sans" style:font-family-asian="'Droid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mmy DAVID</meta:initial-creator>
    <meta:creation-date>2012-10-25T16:35:14</meta:creation-date>
    <meta:generator>LibreOffice/4.2.8.2$Linux_X86_64 LibreOffice_project/420m0$Build-2</meta:generator>
    <dc:date>2016-01-24T23:31:12.960811205</dc:date>
    <meta:editing-duration>PT52M44S</meta:editing-duration>
    <meta:editing-cycles>24</meta:editing-cycles>
    <meta:document-statistic meta:table-count="0" meta:image-count="0" meta:object-count="0" meta:page-count="1" meta:paragraph-count="13" meta:word-count="333" meta:character-count="2127" meta:non-whitespace-character-count="1766"/>
  </office:meta>
</office:document-meta>
</file>